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text-properties fo:language="de" fo:country="DE" officeooo:paragraph-rsid="0014e2b4"/>
    </style:style>
    <style:style style:name="P3" style:family="paragraph" style:parent-style-name="Standard">
      <style:text-properties fo:language="de" fo:country="DE" officeooo:paragraph-rsid="00162e2b"/>
    </style:style>
    <style:style style:name="P4" style:family="paragraph" style:parent-style-name="Standard">
      <style:text-properties fo:language="de" fo:country="DE" officeooo:rsid="00162e2b" officeooo:paragraph-rsid="00162e2b"/>
    </style:style>
    <style:style style:name="P5" style:family="paragraph" style:parent-style-name="Standard">
      <style:text-properties fo:language="de" fo:country="DE" officeooo:rsid="001760a0" officeooo:paragraph-rsid="001760a0"/>
    </style:style>
    <style:style style:name="P6" style:family="paragraph" style:parent-style-name="Standard">
      <style:text-properties fo:language="de" fo:country="DE" style:text-underline-style="none" officeooo:rsid="001760a0" officeooo:paragraph-rsid="001760a0"/>
    </style:style>
    <style:style style:name="P7" style:family="paragraph" style:parent-style-name="Standard">
      <style:text-properties fo:language="de" fo:country="DE" style:text-underline-style="none" officeooo:rsid="0021adf0" officeooo:paragraph-rsid="0021adf0"/>
    </style:style>
    <style:style style:name="P8" style:family="paragraph" style:parent-style-name="Standard">
      <style:text-properties fo:language="de" fo:country="DE" officeooo:paragraph-rsid="0018477b"/>
    </style:style>
    <style:style style:name="P9" style:family="paragraph" style:parent-style-name="Standard">
      <style:text-properties fo:language="de" fo:country="DE" style:text-underline-style="solid" style:text-underline-width="auto" style:text-underline-color="font-color" officeooo:rsid="00162e2b" officeooo:paragraph-rsid="00162e2b"/>
    </style:style>
    <style:style style:name="P10" style:family="paragraph" style:parent-style-name="Standard">
      <style:text-properties fo:language="de" fo:country="DE" officeooo:rsid="001bc149" officeooo:paragraph-rsid="001bc149"/>
    </style:style>
    <style:style style:name="P11" style:family="paragraph" style:parent-style-name="Standard">
      <style:text-properties fo:language="de" fo:country="DE" officeooo:paragraph-rsid="001cb981"/>
    </style:style>
    <style:style style:name="P12" style:family="paragraph" style:parent-style-name="Standard">
      <style:text-properties fo:language="de" fo:country="DE" officeooo:paragraph-rsid="001d80dc"/>
    </style:style>
    <style:style style:name="P13" style:family="paragraph" style:parent-style-name="Standard">
      <style:text-properties fo:language="de" fo:country="DE" officeooo:rsid="001d80dc" officeooo:paragraph-rsid="001d80dc"/>
    </style:style>
    <style:style style:name="P14" style:family="paragraph" style:parent-style-name="Standard">
      <style:text-properties fo:language="de" fo:country="DE" officeooo:rsid="001cb981" officeooo:paragraph-rsid="001cb981"/>
    </style:style>
    <style:style style:name="P15" style:family="paragraph" style:parent-style-name="Standard">
      <style:text-properties fo:language="de" fo:country="DE" officeooo:rsid="001f7a06" officeooo:paragraph-rsid="001f7a06"/>
    </style:style>
    <style:style style:name="P16" style:family="paragraph" style:parent-style-name="Standard">
      <style:text-properties fo:language="de" fo:country="DE" officeooo:rsid="00203ec7" officeooo:paragraph-rsid="00203ec7"/>
    </style:style>
    <style:style style:name="P17" style:family="paragraph" style:parent-style-name="Standard">
      <style:text-properties fo:language="de" fo:country="DE" officeooo:rsid="0021adf0" officeooo:paragraph-rsid="0021adf0"/>
    </style:style>
    <style:style style:name="P18" style:family="paragraph" style:parent-style-name="Standard">
      <style:text-properties fo:language="de" fo:country="DE" style:text-underline-style="solid" style:text-underline-width="auto" style:text-underline-color="font-color" officeooo:rsid="00203ec7" officeooo:paragraph-rsid="00203ec7"/>
    </style:style>
    <style:style style:name="P19" style:family="paragraph" style:parent-style-name="Standard">
      <style:text-properties fo:language="de" fo:country="DE" officeooo:rsid="002627bd" officeooo:paragraph-rsid="002627bd"/>
    </style:style>
    <style:style style:name="P20" style:family="paragraph" style:parent-style-name="Standard">
      <style:paragraph-properties fo:text-align="center" style:justify-single-word="false"/>
      <style:text-properties fo:language="de" fo:country="DE" officeooo:rsid="002627bd" officeooo:paragraph-rsid="002627bd"/>
    </style:style>
    <style:style style:name="T1" style:family="text">
      <style:text-properties fo:background-color="#81d41a" loext:char-shading-value="0"/>
    </style:style>
    <style:style style:name="T2" style:family="text">
      <style:text-properties officeooo:rsid="00162e2b" fo:background-color="#ff8000" loext:char-shading-value="0"/>
    </style:style>
    <style:style style:name="T3" style:family="text">
      <style:text-properties officeooo:rsid="001d80dc" fo:background-color="#ff8000" loext:char-shading-value="0"/>
    </style:style>
    <style:style style:name="T4" style:family="text">
      <style:text-properties officeooo:rsid="00203ec7" fo:background-color="#ff8000" loext:char-shading-value="0"/>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background-color="#ffff00" loext:char-shading-value="0"/>
    </style:style>
    <style:style style:name="T7" style:family="text">
      <style:text-properties fo:color="#ce181e" style:text-underline-style="solid" style:text-underline-width="auto" style:text-underline-color="font-color"/>
    </style:style>
    <style:style style:name="T8" style:family="text">
      <style:text-properties fo:background-color="#ffff00" loext:char-shading-value="0"/>
    </style:style>
    <style:style style:name="T9" style:family="text">
      <style:text-properties fo:background-color="transparent" loext:char-shading-value="0"/>
    </style:style>
    <style:style style:name="T10" style:family="text">
      <style:text-properties officeooo:rsid="0021adf0"/>
    </style:style>
    <style:style style:name="T11" style:family="text">
      <style:text-properties style:text-underline-style="none"/>
    </style:style>
    <style:style style:name="T12" style:family="text">
      <style:text-properties officeooo:rsid="00239dc8"/>
    </style:style>
    <style:style style:name="T13" style:family="text">
      <style:text-properties officeooo:rsid="002527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text:p>
      <text:p text:style-name="P20"/>
      <text:p text:style-name="P1">Nelly lief quer über den Parkplatz in Richtung des Büros, als ihr Chef eilig seine Autotür aufstieß.</text:p>
      <text:p text:style-name="P2">„Gut, dass ich Sie hier draußen treffe! Sie können mir gleich helfen, ein paar Sachen hochzutragen.“</text:p>
      <text:p text:style-name="P2">Er wollte aussteigen, schnellte jedoch ruckartig zurück in seinen <text:span text:style-name="T2">Hemdtasche.</text:span></text:p>
      <text:p text:style-name="P2">Er hatte vergessen, sich abzuschnallen.</text:p>
      <text:p text:style-name="P2">Er vergaß das immer.</text:p>
      <text:p text:style-name="P2">Nachdem er sich aus seinem Gefährt befreit und dann eine Weile im selbigen herumgekramt hatte, überreichte er ihr einen Aktenkarton, gleich darauf einen zweiten und stellte obenauf noch einen <text:span text:style-name="T2">Kofferraum.</text:span></text:p>
      <text:p text:style-name="P2">Der alte war ihm eingegangen.</text:p>
      <text:p text:style-name="P2">Er selbst nahm zwei weitere Kisten an sich und schloss dann, da er kaum eine Hand freibekommen konnte, sehr umständlich den <text:span text:style-name="T1">Kofferraum.</text:span></text:p>
      <text:p text:style-name="P2">Auf dem Boden abstellen wollte er die Akten nicht.</text:p>
      <text:p text:style-name="P2">Sie hätten ja von unten her schmutzig werden können.</text:p>
      <text:p text:style-name="P1">„Oh, soll ich Ihnen den Kaktus vielleicht wieder abnehmen?“, fragte er, als sie die Treppe bereits zur Hälfte bewältigt hatten.</text:p>
      <text:p text:style-name="P1">„Nein, nein, es geht schon.“</text:p>
      <text:p text:style-name="P2">Er war mehr als tollpatschig und sie stets bemüht, das daraus resultierende Chaos zu verhindern.</text:p>
      <text:p text:style-name="P2">Und wenn es sich heute am besten dadurch verhindern ließ, dass sie den Kaktus selbst trug, dann trug sie den Kaktus bereitwillig selbst.</text:p>
      <text:p text:style-name="P1">Trotzdem, auch wenn sie sich noch so viel Mühe gab: Ihre alltäglichen kleinen Katastrophen zu umgehen, gelang ihr zur Gänze nur selten.</text:p>
      <text:p text:style-name="P2">Kaum im Büro angekommen griff ihr Chef nach dem Blumentopf, um ihn dort zu deponieren, wo auch der alte gestanden hatte, vergaß dabei aber offensichtlich, dass er nicht mehr als zwei Arme besaß und deshalb zunächst die Aktenkartons hätte absetzen müssen.</text:p>
      <text:p text:style-name="P2">Zu versuchen, sie mit nur einer Hand zu umklammern, während er die andere samt Topf in Richtung Fensterbank streckte, erwies sich als äußerst unklug.</text:p>
      <text:p text:style-name="P1">„Halt! Hier geblieben!“</text:p>
      <text:p text:style-name="P1">Hastig knallte er den Kaktus hin, griff mit der nun wieder freien Hand nach den beiden ihm entgleitenden Kisten und versuchte, sie abzufangen, noch bevor sie den potenziell dreckigen Fußboden</text:p>
      <text:p text:style-name="P1">berührten – was ihm nicht gelang.</text:p>
      <text:p text:style-name="P1">Mit beschämt roten Wangen bückte er sich nach den an der einen oder anderen Ecke nun etwas verbeulten Dingern, hievte sie in die Höhe und stellte sie auf dem Schreibtisch ab.</text:p>
      <text:p text:style-name="P2">Nelly biss sich auf die Lippen und versuchte, ein unbeteiligtes Gesicht zu machen.</text:p>
      <text:p text:style-name="P2">Der tölpelhafte arme Mann sollte nicht glauben, dass sie sich auf seine Kosten amüsierte.</text:p>
      <text:p text:style-name="P2">Murmelnd öffnete er die untere Tür seines <text:span text:style-name="T2">Schläfe.</text:span></text:p>
      <text:p text:style-name="P2">„Also, diese hier, die kommen hier rein“, dachte er laut, unterbrach sich aber gleich darauf selbst. „Ach, Quatsch, nein! Die, die Sie da haben, die kommen hier ...“ Er stockte, schien zu überlegen.</text:p>
      <text:p text:style-name="P1">„Zeigen Sie mal! Welche haben Sie da?“</text:p>
      <text:p text:style-name="P1">Nelly kam näher, er zog eine Akte aus dem oberen Karton und las ein paar <text:span text:style-name="T2">Fensterbank.</text:span></text:p>
      <text:p text:style-name="P1">„Ah, ja, dachte ich mir. Die können Sie erstmal abstellen. Es sind doch die anderen, die hier unten rein kommen.“</text:p>
      <text:p text:style-name="P1">Er griff nach dem richtigen Karton und deponierte ihn dort, wo er hingehörte.</text:p>
      <text:p text:style-name="P3">„Ja, was ist denn ...?“, begann er und fasste sich an die <text:span text:style-name="T1">Hemdtasche.</text:span></text:p>
      <text:p text:style-name="P3">„Wo ist denn jetzt ...?“</text:p>
      <text:p text:style-name="P1">„Suchen Sie was?“</text:p>
      <text:p text:style-name="P1">„Ja, meinen Autoschlüssel. Hab ich den stecken lassen?“</text:p>
      <text:p text:style-name="P1">„Nein, den hatten Sie in der Hand.“</text:p>
      <text:p text:style-name="P1"><text:soft-page-break/>„Sicher?“</text:p>
      <text:p text:style-name="P1">„Ganz sicher.“</text:p>
      <text:p text:style-name="P1">Er guckte unter den Tisch – vielleicht war er ja runtergefallen –, und klopfte dann noch einmal seine Taschen ab. Nichts.</text:p>
      <text:p text:style-name="P1">„Ach, und mein ... Ähm ... Könnten Sie mich bitte mal anrufen?“</text:p>
      <text:p text:style-name="P1">Nelly verstand nicht gleich. „Wie? Jetzt? Hier?“</text:p>
      <text:p text:style-name="P3">„Ja“, nickte er, „mein Telefon ist nämlich auch weg.“</text:p>
      <text:p text:style-name="P3">Er kratzte sich nachdenklich an der <text:span text:style-name="T1">Schläfe. </text:span></text:p>
      <text:p text:style-name="P2">„Oder hab ich das am Ende zuhause vergessen?“</text:p>
      <text:p text:style-name="P3">„Moment.“</text:p>
      <text:p text:style-name="P3">Sie öffnete ihre Handtasche, hatte im Gegensatz zu ihm ihr Handy sofort gefunden und wählte.</text:p>
      <text:p text:style-name="P1">Dann schwiegen sie. Lauerten. Lauschten.</text:p>
      <text:p text:style-name="P1">Es klingelte aus <text:span text:style-name="T5">Richtung</text:span> der <text:span text:style-name="T1">Fensterbank.</text:span></text:p>
      <text:p text:style-name="P3">„Ah ja, hier ist es. Und der <text:span text:style-name="T7">Schlüssel</text:span> auch.“</text:p>
      <text:p text:style-name="P3"/>
      <text:p text:style-name="P4">(Dauer: ca. 3min 16s)</text:p>
      <text:p text:style-name="P4"/>
      <text:p text:style-name="P4">Letztes Nomen? Richtung vs. <text:span text:style-name="T5">Schlüssel</text:span></text:p>
      <text:p text:style-name="P9"/>
      <text:p text:style-name="P6">Ihr Chef trägt insgesamt drei Kisten voll mit Akten. Richtig vs. <text:span text:style-name="T5">Falsch</text:span></text:p>
      <text:p text:style-name="P4"/>
      <text:p text:style-name="P4">Auf der Treppe fragt ihr Chef, ob er ihr den Kaktus wieder abnehmen soll. <text:span text:style-name="T5">Richtig</text:span> vs. Falsch</text:p>
      <text:p text:style-name="P5"/>
      <text:p text:style-name="P5">Zuerst sucht ihr Chef unter dem Tisch nach seinem <text:span text:style-name="T10">Autoschlüssel</text:span>. <text:span text:style-name="T5">Richtig</text:span> vs. <text:span text:style-name="T11">Falsch</text:span></text:p>
      <text:p text:style-name="P5"/>
      <text:p text:style-name="P5">Nelly hatte ihr Handy in ihrer <text:span text:style-name="T10">Jacken</text:span>tasche. <text:span text:style-name="T11">Richtig</text:span> vs. <text:span text:style-name="T5">Falsch</text:span></text:p>
      <text:p text:style-name="P5"/>
      <text:p text:style-name="Horizontal_20_Line"/>
      <text:p text:style-name="P20">2</text:p>
      <text:p text:style-name="P19"/>
      <text:p text:style-name="P8">Recht selbstzufrieden streckte er die Hand danach aus.</text:p>
      <text:p text:style-name="P8">Er musste beides wohl gemeinsam mit dem Kaktus dort hingepfeffert haben, als er die</text:p>
      <text:p text:style-name="P1">Kartons zu retten versuchte.</text:p>
      <text:p text:style-name="P1">„Au! Tshhhh! Ah!“</text:p>
      <text:p text:style-name="P1">„Haben Sie sich gepikst?“</text:p>
      <text:p text:style-name="P8">„Ja, jetzt hab ich ’nen Stachel im <text:span text:style-name="T9">Finger. </text:span>Ah, das tut schweinisch weh!“</text:p>
      <text:p text:style-name="P1">„Warten Sie! Nicht bewegen! Ich hab hier irgendwo ’ne Pinzette.“</text:p>
      <text:p text:style-name="P8">Wieder öffnete sie ihre <text:span text:style-name="T3">Augenbrauen.</text:span></text:p>
      <text:p text:style-name="P8">Wieder fand sie das Gesuchte sofort.</text:p>
      <text:p text:style-name="P8">„Da ist sie schon.“</text:p>
      <text:p text:style-name="P8">Er machte noch immer ein schmerzverzerrtes <text:span text:style-name="T3">Junge.</text:span></text:p>
      <text:p text:style-name="P8">„Wie kann ein so kleines Ding so doll wehtun?!“</text:p>
      <text:p text:style-name="P8">„Kommen Sie, zeigen Sie her!“</text:p>
      <text:p text:style-name="P8">Sie griff nach seiner Hand, zog sie dichter an sich heran.</text:p>
      <text:p text:style-name="P1">„Machen Sie vorsichtig“, flehte er.</text:p>
      <text:p text:style-name="P1">„Ja, natürlich.“</text:p>
      <text:p text:style-name="P8">Sie knipste die Schreibtischlampe an und schwenkte sie herüber, um besser sehen zu können.</text:p>
      <text:p text:style-name="P8">Es war wirklich kein besonders großer Stachel, und er saß nicht allzu tief.</text:p>
      <text:p text:style-name="P8"><text:soft-page-break/>Sie visierte ihn an, brachte die Pinzette in Position, da warf sie einen letzten prüfenden Blick ins</text:p>
      <text:p text:style-name="P8">Gesicht ihres <text:span text:style-name="T3">Platz.</text:span></text:p>
      <text:p text:style-name="P8">– Er kniff die Augen zusammen.</text:p>
      <text:p text:style-name="P8">Sie musste sich bemühen, nicht laut loszuprusten.</text:p>
      <text:p text:style-name="P8">„Wollen Sie vor der OP vielleicht lieber noch einen Schluck Alkohol, Sir?“, fragte sie.</text:p>
      <text:p text:style-name="P1">„Hm? Wie bitte? Was?“ Seine Schmerzen waren wohl zu groß, als dass er in der Lage gewesen wäre, eine humorvolle Anspielung zu verstehen.</text:p>
      <text:p text:style-name="P1">„Nichts. War nur ein Scherz“, sagte sie und zog den Stachel dann vorsichtig und doch schnellstmöglich heraus.</text:p>
      <text:p text:style-name="P8">„Ahhh, danke.“ Er atmete gut hörbar aus.</text:p>
      <text:p text:style-name="P8">Nachdem er seine Wunde sorgsam inspiziert hatte, bemerkte er: „Ich denke, es wird ohne Pflaster gehen.“</text:p>
      <text:p text:style-name="P8">Nelly hob die <text:span text:style-name="T1">Augenbrauen.</text:span></text:p>
      <text:p text:style-name="P8">In Anbetracht des minimalen Loches in seiner Haut war es lächerlich, das Pflaster überhaupt</text:p>
      <text:p text:style-name="P8">anzusprechen.</text:p>
      <text:p text:style-name="P8">„Ja“, sagte sie nur. „Ich denke auch, es geht wohl ohne.“</text:p>
      <text:p text:style-name="P1">„Tja, dann werd ich mir jetzt erstmal einen Kaffee holen“, seufzte er, tat nur einen einzigen, winzigen Schritt nach vorn, da stolperte er bereits in die nächste Katastrophe, genauer gesagt über die Tür des</text:p>
      <text:p text:style-name="P8">Aktenschrankes, die er zuvor geöffnet hatte.</text:p>
      <text:p text:style-name="P8">Er strauchelte, verlor das Gleichgewicht und taumelte auf allen Vieren bäuchlings zu Boden wie ein Pferd, das beim Springturnier das Hindernis nicht schaffte.</text:p>
      <text:p text:style-name="P8">Nelly flog hinüber, um ihm aufzuhelfen.</text:p>
      <text:p text:style-name="P8">„Alles in Ordnung? Haben Sie sich was getan?“</text:p>
      <text:p text:style-name="P8">„Ja, ja“, stöhnte er, „äh, ich meine nein. Nur eine kleine Schramme.“</text:p>
      <text:p text:style-name="P8">Er rieb sich das Bein und grinste verlegen.</text:p>
      <text:p text:style-name="P1">Normalerweise sah er genauso alt aus wie er war; nur wenn er so grinste und seine riesige Zahnlücke zum Vorschein kam, sah er plötzlich aus wie ein dummer kleiner <text:span text:style-name="T1">Junge.</text:span></text:p>
      <text:p text:style-name="P8">„Kommen Sie, setzen Sie sich. Den Kaffee hole ich Ihnen!“</text:p>
      <text:p text:style-name="P8">Damit schob sie ihn auf seinen <text:span text:style-name="T1">Platz.</text:span></text:p>
      <text:p text:style-name="P8">Wenn er für den Rest des Tages einfach dort sitzen blieb, würde er am wenigsten Chaos anrichten.</text:p>
      <text:p text:style-name="P1">„Manchmal frage ich mich ernsthaft, wie so ein unfähiger Kerl wie ich überhaupt in so eine Position hier kommen konnte“, murmelte er noch, bevor sie zur Tür hinaus verschwand.</text:p>
      <text:p text:style-name="P8">Sie blieb stehen, drehte sich zu ihm um, zuckte mit den <text:span text:style-name="T6">Schultern</text:span><text:span text:style-name="T8">.</text:span></text:p>
      <text:p text:style-name="P8">„Ach was, Sie sind nicht unfähig. Nur ein bisschen … tollpatschig.“</text:p>
      <text:p text:style-name="P8">Er lächelte dankbar und sah sie an.</text:p>
      <text:p text:style-name="P8">Sah sie merkwürdig lange an.</text:p>
      <text:p text:style-name="P8">Irgendwann wurde es ihr unangenehm.</text:p>
      <text:p text:style-name="P8">„Ja, also, ich hol dann den <text:span text:style-name="T7">Kaffee.</text:span>“</text:p>
      <text:p text:style-name="P8"/>
      <text:p text:style-name="P10">(Dauer: ca. 2min 43s)</text:p>
      <text:p text:style-name="P8"/>
      <text:p text:style-name="P13">Letztes Nomen? <text:s/><text:span text:style-name="T5">Kaffee</text:span> vs. Schultern</text:p>
      <text:p text:style-name="P16"/>
      <text:p text:style-name="P16"><text:span text:style-name="T10">Nach ein paar Minuten fand s</text:span>ie <text:span text:style-name="T10">schließlich</text:span> die gesuchte Pinzette. Richtig vs. <text:span text:style-name="T5">Falsch</text:span></text:p>
      <text:p text:style-name="P13"/>
      <text:p text:style-name="P15">Er stolperte über die Tür des Aktenschrankes, die er zuvor geöffnet hatte. <text:span text:style-name="T5">Richtig</text:span> vs. Falsch</text:p>
      <text:p text:style-name="P15"/>
      <text:p text:style-name="P15">Er sagte, er sei nur eine kleine Schramme, und rieb sich das Bein. <text:span text:style-name="T5">Richtig </text:span>vs. Falsch</text:p>
      <text:p text:style-name="P15"/>
      <text:p text:style-name="P15"><text:soft-page-break/>Durch seine Zahn<text:span text:style-name="T10">spange</text:span>, sah er manchmal aus wie ein dummer kleiner Junge. Richtig vs. <text:span text:style-name="T5">Falsch</text:span></text:p>
      <text:p text:style-name="P1"/>
      <text:p text:style-name="Horizontal_20_Line"/>
      <text:p text:style-name="P20">3</text:p>
      <text:p text:style-name="P20"/>
      <text:p text:style-name="P1">Nelly war, abgesehen vom Chef, wie immer die letzte im <text:span text:style-name="T4">Stirn.</text:span></text:p>
      <text:p text:style-name="P1">Gerade hatte sie alles zusammengepackt und war in ihre Jacke geschlüpft, da bat er sie noch einmal zu sich.</text:p>
      <text:p text:style-name="P11">„Ich würde gern etwas mit Ihnen besprechen“, begann er.</text:p>
      <text:p text:style-name="P11">Er stand vor seinem Schreibtisch, lehnte sich leicht daran an.</text:p>
      <text:p text:style-name="P11">„Das heißt, ich möchte ...“ Er sah zu Boden, sah wieder zu ihr. „Machen Sie doch bitte die Tür zu.“</text:p>
      <text:p text:style-name="P11">Obwohl sie nicht verstand, wieso, denn außer ihnen war niemand mehr hier, stellte sie keine Fragen und tat es.</text:p>
      <text:p text:style-name="P11">Dann wartete sie.</text:p>
      <text:p text:style-name="P1">Wartete auf das, was da kommen sollte.</text:p>
      <text:p text:style-name="P11">Er aber schien große Schwierigkeiten zu haben, mit der Sprache herauszurücken.</text:p>
      <text:p text:style-name="P11">Er schaute sie an und wich ihrem Blick wieder aus, stammelte unverständiges Zeug, begann Sätze und brach sie wieder ab.</text:p>
      <text:p text:style-name="P11">Was war denn los mit ihm? War er krank? Hatte er eine schlechte Nachricht erhalten? Waren sie plötzlich bankrott gegangen?</text:p>
      <text:p text:style-name="P1">„Geht’s Ihnen nicht gut?“, fragte sie.</text:p>
      <text:p text:style-name="P11">„Oh, doch. Doch, doch ...“ Er fasste sich an die <text:span text:style-name="T1">Stirn.</text:span></text:p>
      <text:p text:style-name="P11">Dann sah er sie sehr direkt an. „Sie können ruhig du zu mir sagen. Ich bin Fred.“</text:p>
      <text:p text:style-name="P11">Ihr wurde plötzlich ganz anders.</text:p>
      <text:p text:style-name="P11">Sie wusste nicht genau, wie anders.</text:p>
      <text:p text:style-name="P11">Jedenfalls lag etwas sehr Merkwürdiges in der <text:span text:style-name="T1">Luft.</text:span></text:p>
      <text:p text:style-name="P1">„Okay“, nickte sie langsam. „Wenn Sie wollen.“</text:p>
      <text:p text:style-name="P11">„Ja, ich will“, erwiderte er in bedeutungsträchtigem <text:span text:style-name="T1">Ton.</text:span></text:p>
      <text:p text:style-name="P11">Kurz darauf schüttelte er den Kopf und lachte, so als sei er beschämt über seine eigene <text:span text:style-name="T4">Hand.</text:span></text:p>
      <text:p text:style-name="P11">„Ich möchte dir – Ihnen – also dir – etwas schenken“, erklärte er dann.</text:p>
      <text:p text:style-name="P11">„Ich weiß nur nicht, ob es dir auch gefallen wird. Weil nämlich das Geschenk mit etwas</text:p>
      <text:p text:style-name="P11">einhergeht, das …</text:p>
      <text:p text:style-name="P11">Er stockte erneut, machte auch keine weiteren Anstalten, seinen Satz zu beenden, zog stattdessen etwas aus der Innentasche seines <text:span text:style-name="T4">Ton.</text:span></text:p>
      <text:p text:style-name="P11">„Hier, das ist ... das ist es.“ Er gab es ihr.</text:p>
      <text:p text:style-name="P11">Das Ding war weinrot verpackt, klein und leicht.</text:p>
      <text:p text:style-name="P11">Es fand bequem Platz in einer <text:span text:style-name="T1">Hand.</text:span></text:p>
      <text:p text:style-name="P11">Und eckig war es. Schachtelförmig.</text:p>
      <text:p text:style-name="P1">„Ihr Geschenk hat ein äußerst verdächtiges Format“, prustete sie verzweifelt lachend hervor und vergaß vor Schreck völlig, ihn zu duzen.</text:p>
      <text:p text:style-name="P1">„Verdächtig?“ Er nickte. „Ja, der Verdacht, der ist ... also ... der ist auch gar nicht so verkehrt.“</text:p>
      <text:p text:style-name="P11">Ihr liefen abwechselnd heiße und kalte Schauer über den <text:span text:style-name="T1">Körper.</text:span></text:p>
      <text:p text:style-name="P11">Sie hatte einen dicken Kloß im Hals bei dem Gedanken, das Geschenkpapier zu öffnen, aber da er ihr gegenüberstand, sie beobachtete und auf eine Reaktion ihrerseits wartete, blieb keine Zeit zum Zögern; sie riss es auf und zog eine schwarze, aufklappbare Box daraus hervor.</text:p>
      <text:p text:style-name="P11">Also doch, dachte sie und ein leises „Great Scott!“ entfuhr ihren <text:span text:style-name="T1">Lippen.</text:span></text:p>
      <text:p text:style-name="P11">Ihr Herz klopfte ihr bis sonst wohin.</text:p>
      <text:p text:style-name="P11"><text:soft-page-break/>Sie traute sich nicht, zu Fred aufzusehen, öffnete stattdessen vorsichtig das Kästchen und lugte hinein. Vielleicht war es ja doch kein ... – Jawohl, es war einer!</text:p>
      <text:p text:style-name="P11">Schnell klappte sie das Ding wieder zu.</text:p>
      <text:p text:style-name="P11">Das konnte doch nicht wahr sein! Wieso? Wozu? Weshalb?</text:p>
      <text:p text:style-name="P11">Für einen Moment überlegte sie, ob heute der erste April war.</text:p>
      <text:p text:style-name="P11">Nein, September. Sie hatten September.</text:p>
      <text:p text:style-name="P11">Sie wusste beim besten Willen nicht, was sie davon halten sollte; sie fühlte sich weder geschmeichelt noch beleidigt, lediglich hoffnungslos überfordert.</text:p>
      <text:p text:style-name="P11">„Ich weiß“, sagte er, „das ist jetzt vielleicht ein bisschen plötzlich, aber ...“</text:p>
      <text:p text:style-name="P11">Wieder faselte er eine ganze Menge dummes <text:span text:style-name="T4">Luft.</text:span></text:p>
      <text:p text:style-name="P11">Wild durcheinander.</text:p>
      <text:p text:style-name="P11">Darüber, wie lange sie sich schon kannten und dass er der Meinung war, sie seien in den letzten Jahren zu einem recht guten Team zusammengewachsen.</text:p>
      <text:p text:style-name="P12">Und etwas über Kaktusstacheln und verletzte <text:span text:style-name="T4">Lippen.</text:span></text:p>
      <text:p text:style-name="P12">Und dass sie für ihn seine Familie geworden sei, weil er doch sonst niemanden mehr hatte.</text:p>
      <text:p text:style-name="P12">Und dann etwas über verlorengegangene <text:span text:style-name="T4">Körper.</text:span></text:p>
      <text:p text:style-name="P12">Und, dass er sie in letzter Zeit häufig</text:p>
      <text:p text:style-name="P12">bewusst länger im <text:span text:style-name="T5">Büro</text:span> festgehalten hätte, um noch etwas mehr Zeit mit ihr verbringen zu können.</text:p>
      <text:p text:style-name="P12"><text:s/>– An dieser <text:span text:style-name="T7">Stelle</text:span> entschuldigte er sich aufrichtig und versprach, es würde nicht wieder vorkommen.</text:p>
      <text:p text:style-name="P11"/>
      <text:p text:style-name="P14">(Dauer: ca. 3min 22s)</text:p>
      <text:p text:style-name="P14"/>
      <text:p text:style-name="P16">Letztes Nomen? Büro vs. <text:span text:style-name="T5">Stelle</text:span></text:p>
      <text:p text:style-name="P18"/>
      <text:p text:style-name="P7">Sie hatte gerade alles zusammengepackt, als er sie noch einmal zu sich bat. Richtig vs. Falsch</text:p>
      <text:p text:style-name="P16"/>
      <text:p text:style-name="P17">Er stellte sich ihr mit seinem Vornamen, F<text:span text:style-name="T13">rank</text:span>, vor. Richtig vs. <text:span text:style-name="T5">Falsch</text:span></text:p>
      <text:p text:style-name="P17"/>
      <text:p text:style-name="P17">In dem Geschenkpapier war eine schwarze, aufklappbare Box verpackt. Richtig vs. Falsch</text:p>
      <text:p text:style-name="P17"/>
      <text:p text:style-name="P17">Es war <text:span text:style-name="T12">Nov</text:span>ember. Richtig vs. <text:span text:style-name="T5">Falsch</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10:33:25.605397770</meta:creation-date>
    <dc:date>2020-03-11T10:03:30.006563612</dc:date>
    <meta:editing-duration>PT18M27S</meta:editing-duration>
    <meta:editing-cycles>7</meta:editing-cycles>
    <meta:generator>LibreOffice/6.1.5.2$Linux_X86_64 LibreOffice_project/10$Build-2</meta:generator>
    <meta:document-statistic meta:table-count="0" meta:image-count="0" meta:object-count="0" meta:page-count="5" meta:paragraph-count="167" meta:word-count="1928" meta:character-count="11657" meta:non-whitespace-character-count="9885"/>
  </office:meta>
</office:document-meta>
</file>